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faces for Landing</text:p>
      <text:p text:style-name="P2">[These are all functions you can call]</text:p>
      <text:p text:style-name="P2">[These are all “pseudo-code”]</text:p>
      <text:p text:style-name="P2">Note: Need to determine units of measurements next week</text:p>
      <text:p text:style-name="P2">struct Point{</text:p>
      <text:p text:style-name="P2"><text:tab/>float x;</text:p>
      <text:p text:style-name="P2"><text:tab/>float y;</text:p>
      <text:p text:style-name="P2"><text:tab/>float z;</text:p>
      <text:p text:style-name="P2">}</text:p>
      <text:p text:style-name="P2">struct Distance{</text:p>
      <text:p text:style-name="P2"><text:tab/>bool valid;</text:p>
      <text:p text:style-name="P2"><text:tab/>float x;</text:p>
      <text:p text:style-name="P2"><text:tab/>float y;</text:p>
      <text:p text:style-name="P2"><text:tab/>float z;</text:p>
      <text:p text:style-name="P2">}</text:p>
      <text:list xml:id="list8840321301" text:style-name="L1">
        <text:list-item>
          <text:p text:style-name="P4">Point getLiftoffGPS()</text:p>
          <text:list>
            <text:list-item>
              <text:p text:style-name="P4">Returns the liftoff GPS coordinate as a Point struct</text:p>
            </text:list-item>
          </text:list>
        </text:list-item>
        <text:list-item>
          <text:p text:style-name="P4">Point getLocation()</text:p>
          <text:list>
            <text:list-item>
              <text:p text:style-name="P4">Gets the UAV's current location as a point.</text:p>
            </text:list-item>
          </text:list>
        </text:list-item>
        <text:list-item>
          <text:p text:style-name="P4">Distance getAprilTagById(int id)</text:p>
          <text:list>
            <text:list-item>
              <text:p text:style-name="P4">Returns the distance to the April Tag with the matching id</text:p>
            </text:list-item>
            <text:list-item>
              <text:p text:style-name="P4">If valid = false, April Tag was not found</text:p>
            </text:list-item>
          </text:list>
        </text:list-item>
        <text:list-item>
          <text:p text:style-name="P4">void goToPoint(Point point)</text:p>
          <text:list>
            <text:list-item>
              <text:p text:style-name="P4">Tells the UAV to go to the point</text:p>
            </text:list-item>
          </text:list>
        </text:list-item>
        <text:list-item>
          <text:p text:style-name="P4">void goToDistance(Distance distance)</text:p>
          <text:list>
            <text:list-item>
              <text:p text:style-name="P4">Tells the UAV to go the specified distance, ie go to curPoint+=Distance [pseudo-code]</text:p>
            </text:list-item>
            <text:list-item>
              <text:p text:style-name="P4">Ie, if Distance is {x=5,y=0,z=0), the UAV will go +5 units</text:p>
            </text:list-item>
          </text:list>
        </text:list-item>
        <text:list-item>
          <text:p text:style-name="P4">void cancelMovements(bool cancel)</text:p>
          <text:list>
            <text:list-item>
              <text:p text:style-name="P4">If cancel is true, will cancel all movements, ie will cancel the entire queue of tasks+movements</text:p>
            </text:list-item>
          </text:list>
        </text:list-item>
        <text:list-item>
          <text:p text:style-name="P4">bool isMoving()</text:p>
          <text:list>
            <text:list-item>
              <text:p text:style-name="P4">Returns true if the UAV is currently still 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15:05:55.702321680</meta:creation-date>
    <meta:generator>LibreOffice/3.5$Linux_X86_64 LibreOffice_project/350m1$Build-2</meta:generator>
    <dc:date>2014-11-23T16:21:34</dc:date>
    <meta:editing-duration>PT55M28S</meta:editing-duration>
    <meta:editing-cycles>8</meta:editing-cycles>
    <meta:document-statistic meta:table-count="0" meta:image-count="0" meta:object-count="0" meta:page-count="1" meta:paragraph-count="31" meta:word-count="170" meta:character-count="948" meta:non-whitespace-character-count="817"/>
  </office:meta>
</office:document-meta>
</file>